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biNotificationBroker.createJmsPublisher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JbiNotificationBroker.get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biNotificationBroker.JbiNotificationBroker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biNotificationBroker.setContext( Component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biNotificationBroker.createJmsSubscription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